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draw:shadow="visible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Times New Roman'" style:font-pitch="variable" fo:font-size="18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family="'Times New Roman'" style:font-pitch="variable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4.987cm" svg:height="1.637cm" svg:x="0.347cm" svg:y="12.216cm">
          <text:p text:style-name="P1">ATermPlaceho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3.2cm" svg:height="1.637cm" svg:x="1.24cm" svg:y="7.196cm">
          <text:p text:style-name="P1">ATerm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3.2cm" svg:height="1.637cm" svg:x="1.24cm" svg:y="4.924cm">
          <text:p text:style-name="P1">ATermRe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2cm" svg:height="1.637cm" svg:x="1.24cm" svg:y="2.658cm">
          <text:p text:style-name="P1">ATermApp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3.2cm" svg:height="1.637cm" svg:x="1.24cm" svg:y="0.313cm">
          <text:p text:style-name="P1">ATerm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2cm" svg:height="1.637cm" svg:x="1.24cm" svg:y="9.728cm">
          <text:p text:style-name="P1">ATermBl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76cm" svg:height="1.637cm" svg:x="13.221cm" svg:y="4.961cm">
          <text:p text:style-name="P1">ATermFa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4.44cm" svg:y1="10.546cm" svg:x2="7.378cm" svg:y2="5.778cm" draw:start-shape="id1" draw:start-glue-point="1" draw:end-shape="id2" draw:end-glue-point="3">
          <text:p text:style-name="P5"/>
        </draw:connector>
        <draw:connector draw:style-name="gr2" draw:text-style-name="P2" draw:layer="layout" draw:line-skew="-0.447cm" svg:x1="5.334cm" svg:y1="13.034cm" svg:x2="7.378cm" svg:y2="5.778cm" draw:start-shape="id3" draw:start-glue-point="1" draw:end-shape="id2" draw:end-glue-point="3">
          <text:p text:style-name="P5"/>
        </draw:connector>
        <draw:connector draw:style-name="gr2" draw:text-style-name="P2" draw:layer="layout" svg:x1="4.44cm" svg:y1="3.476cm" svg:x2="7.378cm" svg:y2="5.778cm" draw:start-shape="id4" draw:start-glue-point="1" draw:end-shape="id2" draw:end-glue-point="3">
          <text:p text:style-name="P5"/>
        </draw:connector>
        <draw:connector draw:style-name="gr2" draw:text-style-name="P2" draw:layer="layout" svg:x1="4.44cm" svg:y1="1.131cm" svg:x2="7.378cm" svg:y2="5.778cm" draw:start-shape="id5" draw:start-glue-point="1" draw:end-shape="id2" draw:end-glue-point="3">
          <text:p text:style-name="P5"/>
        </draw:connector>
        <draw:connector draw:style-name="gr2" draw:text-style-name="P2" draw:layer="layout" svg:x1="4.44cm" svg:y1="5.742cm" svg:x2="7.378cm" svg:y2="5.778cm" draw:start-shape="id6" draw:start-glue-point="1" draw:end-shape="id2" draw:end-glue-point="3">
          <text:p text:style-name="P5"/>
        </draw:connector>
        <draw:connector draw:style-name="gr2" draw:text-style-name="P2" draw:layer="layout" svg:x1="4.44cm" svg:y1="8.014cm" svg:x2="7.378cm" svg:y2="5.778cm" draw:start-shape="id7" draw:start-glue-point="1" draw:end-shape="id2" draw:end-glue-point="3">
          <text:p text:style-name="P5"/>
        </draw:connector>
        <draw:connector draw:style-name="gr2" draw:text-style-name="P2" draw:layer="layout" svg:x1="10.84cm" svg:y1="5.778cm" svg:x2="13.221cm" svg:y2="5.779cm" draw:start-shape="id2" draw:start-glue-point="1" draw:end-shape="id8" draw:end-glue-point="3">
          <text:p text:style-name="P5"/>
        </draw:connector>
        <draw:custom-shape draw:style-name="gr3" draw:text-style-name="P2" draw:layer="layout" svg:width="1.153cm" svg:height="1.153cm" svg:x="5.558cm" svg:y="5.145cm">
          <text:p text:style-name="P5"/>
          <draw:enhanced-geometry draw:glue-point-type="segments" draw:type="mso-spt100" draw:modifiers="91.7837211538732 -91.424187318263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.228cm" svg:height="1.005cm" draw:transform="rotate (-1.58720242176453) translate (12.601cm 5.187cm)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2" draw:layer="layout" svg:width="3.462cm" svg:height="1.637cm" svg:x="7.378cm" svg:y="4.96cm">
          <text:p text:style-name="P1">ATe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459cm" svg:height="0.954cm" svg:x="12.069cm" svg:y="4.363cm">
          <draw:text-box>
            <text:p text:style-name="P3">1..*</text:p>
          </draw:text-box>
        </draw:frame>
        <draw:g>
          <draw:rect draw:style-name="gr6" draw:text-style-name="P4" draw:layer="layout" svg:width="8.113cm" svg:height="5.704cm" svg:x="9.575cm" svg:y="8.373cm">
            <text:p text:style-name="P5"/>
          </draw:rect>
          <draw:custom-shape draw:style-name="gr4" draw:text-style-name="P2" draw:layer="layout" svg:width="1.228cm" svg:height="1.005cm" draw:transform="rotate (-1.58720242176453) translate (11.409cm 12.37cm)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1.153cm" svg:height="1.153cm" svg:x="9.988cm" svg:y="10.58cm">
            <text:p text:style-name="P5"/>
            <draw:enhanced-geometry draw:glue-point-type="segments" draw:type="mso-spt100" draw:modifiers="91.7837211538732 -91.424187318263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5" draw:layer="layout" svg:width="3.563cm" svg:height="0.954cm" svg:x="13.211cm" svg:y="10.616cm">
            <draw:text-box>
              <text:p text:style-name="P5">Is-a relation</text:p>
            </draw:text-box>
          </draw:frame>
          <draw:frame draw:style-name="gr5" draw:layer="layout" svg:width="4.376cm" svg:height="0.954cm" svg:x="13.174cm" svg:y="12.365cm">
            <draw:text-box>
              <text:p text:style-name="P5">Part-of relation</text:p>
            </draw:text-box>
          </draw:frame>
          <draw:custom-shape draw:style-name="gr7" draw:text-style-name="P4" draw:layer="layout" svg:width="2.084cm" svg:height="1.191cm" svg:x="9.861cm" svg:y="8.746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2.767cm" svg:height="0.954cm" svg:x="13.174cm" svg:y="9.006cm">
            <draw:text-box>
              <text:p text:style-name="P5">Interfac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6:09:31</meta:creation-date>
    <dc:date>2007-11-03T23:49:44</dc:date>
    <dc:language>en-US</dc:language>
    <meta:editing-cycles>4</meta:editing-cycles>
    <meta:editing-duration>PT36M5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